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olas1" svg:font-family="Consolas, Monaco, 'Andale Mono', monospace"/>
    <style:font-face style:name="Courier" svg:font-family="Courier, serif"/>
    <style:font-face style:name="Helvetica" svg:font-family="Helvetica, sans-serif"/>
    <style:font-face style:name="Nimbus" svg:font-family="Nimbus, Monaco,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Helvetica1" svg:font-family="Helvetica, sans-serif" style:font-family-generic="swiss"/>
    <style:font-face style:name="apple-system1"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652" officeooo:paragraph-rsid="001fc652"/>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37aa5a" officeooo:paragraph-rsid="0037aa5a" style:font-size-asian="24.5pt" style:font-weight-asian="bold" style:font-size-complex="28pt" style:font-weight-complex="bold"/>
    </style:style>
    <style:style style:name="P3" style:family="paragraph" style:parent-style-name="Standard" style:list-style-name="L19">
      <style:text-properties style:font-name="apple-system1" officeooo:paragraph-rsid="0038a4a3"/>
    </style:style>
    <style:style style:name="P4" style:family="paragraph" style:parent-style-name="Text_20_body">
      <style:text-properties fo:font-variant="normal" fo:text-transform="none" fo:color="#24292e" style:font-name="apple-system" fo:font-size="12pt" fo:letter-spacing="normal" fo:font-style="normal" fo:font-weight="bold" style:font-weight-asian="bold" style:font-weight-complex="bold"/>
    </style:style>
    <style:style style:name="P5" style:family="paragraph" style:parent-style-name="Text_20_body">
      <style:text-properties fo:font-variant="normal" fo:text-transform="none" fo:color="#24292e" style:font-name="apple-system" fo:font-size="12pt" fo:letter-spacing="normal" fo:font-style="normal" fo:font-weight="bold" officeooo:paragraph-rsid="003165d0" style:font-weight-asian="bold" style:font-weight-complex="bold"/>
    </style:style>
    <style:style style:name="P6" style:family="paragraph" style:parent-style-name="Text_20_body" style:list-style-name="L2">
      <style:text-properties officeooo:paragraph-rsid="001fc652"/>
    </style:style>
    <style:style style:name="P7" style:family="paragraph" style:parent-style-name="Text_20_body" style:list-style-name="L8"/>
    <style:style style:name="P8" style:family="paragraph" style:parent-style-name="Text_20_body">
      <style:text-properties officeooo:paragraph-rsid="003165d0"/>
    </style:style>
    <style:style style:name="P9" style:family="paragraph" style:parent-style-name="Text_20_body" style:list-style-name="L16">
      <style:text-properties style:font-name="apple-system1" fo:font-size="12pt" fo:font-weight="normal" officeooo:paragraph-rsid="0037aa5a" style:font-size-asian="12pt" style:font-weight-asian="normal" style:font-size-complex="12pt" style:font-weight-complex="normal"/>
    </style:style>
    <style:style style:name="P10" style:family="paragraph" style:parent-style-name="Text_20_body">
      <style:text-properties fo:font-weight="bold" officeooo:paragraph-rsid="001fc652" style:font-weight-asian="bold" style:font-weight-complex="bold"/>
    </style:style>
    <style:style style:name="P11" style:family="paragraph" style:parent-style-name="Text_20_body" style:list-style-name="L9">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2" style:family="paragraph" style:parent-style-name="Text_20_body" style:list-style-name="L10">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3" style:family="paragraph" style:parent-style-name="Text_20_body" style:list-style-name="L10">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paragraph-rsid="002bcb02"/>
    </style:style>
    <style:style style:name="P14" style:family="paragraph" style:parent-style-name="Text_20_body" style:list-style-name="L16">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paragraph-rsid="0037aa5a"/>
    </style:style>
    <style:style style:name="P15"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bold" style:font-weight-asian="bold" style:font-weight-complex="bold"/>
    </style:style>
    <style:style style:name="P16" style:family="paragraph" style:parent-style-name="Text_20_body" style:list-style-name="L10">
      <style:paragraph-properties fo:margin-top="0cm" fo:margin-bottom="0.423cm" loext:contextual-spacing="false" fo:orphans="2" fo:widows="2"/>
    </style:style>
    <style:style style:name="P17" style:family="paragraph" style:parent-style-name="Text_20_body" style:list-style-name="L9">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18" style:family="paragraph" style:parent-style-name="Text_20_body" style:list-style-name="L10">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19" style:family="paragraph" style:parent-style-name="Text_20_body" style:list-style-name="L13">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20" style:family="paragraph" style:parent-style-name="Text_20_body" style:list-style-name="L15">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21" style:family="paragraph" style:parent-style-name="Text_20_body" style:list-style-name="L19">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list-style-name="L9">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249b6e" officeooo:paragraph-rsid="00249b6e"/>
    </style:style>
    <style:style style:name="P23" style:family="paragraph" style:parent-style-name="Text_20_body" style:list-style-name="L9">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2593d8" officeooo:paragraph-rsid="002593d8"/>
    </style:style>
    <style:style style:name="P24" style:family="paragraph" style:parent-style-name="Text_20_body" style:list-style-name="L10">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2f1dd3" officeooo:paragraph-rsid="002f1dd3"/>
    </style:style>
    <style:style style:name="P25" style:family="paragraph" style:parent-style-name="Text_20_body" style:list-style-name="L10">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2f4959" officeooo:paragraph-rsid="002f4959"/>
    </style:style>
    <style:style style:name="P26" style:family="paragraph" style:parent-style-name="Text_20_body" style:list-style-name="L10">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2fdaef" officeooo:paragraph-rsid="002fdaef"/>
    </style:style>
    <style:style style:name="P27" style:family="paragraph" style:parent-style-name="Text_20_body" style:list-style-name="L13">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3165d0" officeooo:paragraph-rsid="003165d0"/>
    </style:style>
    <style:style style:name="P28" style:family="paragraph" style:parent-style-name="Text_20_body" style:list-style-name="L13">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32a7e9" officeooo:paragraph-rsid="0032a7e9"/>
    </style:style>
    <style:style style:name="P29" style:family="paragraph" style:parent-style-name="Text_20_body" style:list-style-name="L19">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33b680" officeooo:paragraph-rsid="0033b680"/>
    </style:style>
    <style:style style:name="P30" style:family="paragraph" style:parent-style-name="Text_20_body" style:list-style-name="L19">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officeooo:rsid="0033b680" officeooo:paragraph-rsid="00371b0f"/>
    </style:style>
    <style:style style:name="P31" style:family="paragraph" style:parent-style-name="Text_20_body">
      <style:paragraph-properties fo:margin-top="0cm" fo:margin-bottom="0cm" loext:contextual-spacing="false" fo:orphans="2" fo:widows="2"/>
      <style:text-properties fo:font-variant="normal" fo:text-transform="none" fo:color="#24292e" style:font-name="apple-system" fo:font-size="12pt" fo:letter-spacing="normal" fo:font-style="normal" fo:font-weight="bold" style:font-weight-asian="bold" style:font-weight-complex="bold"/>
    </style:style>
    <style:style style:name="P32" style:family="paragraph" style:parent-style-name="Text_20_body" style:list-style-name="L9">
      <style:paragraph-properties fo:margin-top="0cm" fo:margin-bottom="0cm" loext:contextual-spacing="false" fo:orphans="2" fo:widows="2"/>
      <style:text-properties fo:font-variant="normal" fo:text-transform="none" fo:color="#24292e" style:font-name="apple-system" fo:font-size="12pt" fo:letter-spacing="normal" fo:font-style="normal" fo:font-weight="bold" style:font-weight-asian="bold" style:font-weight-complex="bold"/>
    </style:style>
    <style:style style:name="P33" style:family="paragraph" style:parent-style-name="Text_20_body" style:list-style-name="L9">
      <style:paragraph-properties fo:margin-top="0cm" fo:margin-bottom="0cm" loext:contextual-spacing="false" fo:orphans="2" fo:widows="2"/>
      <style:text-properties fo:font-variant="normal" fo:text-transform="none" fo:color="#24292e" style:font-name="apple-system" fo:font-size="12pt" fo:letter-spacing="normal" fo:font-style="normal" fo:font-weight="bold" officeooo:rsid="00249b6e" officeooo:paragraph-rsid="0025ec27" style:font-weight-asian="bold" style:font-weight-complex="bold"/>
    </style:style>
    <style:style style:name="P34" style:family="paragraph" style:parent-style-name="Text_20_body" style:list-style-name="L9">
      <style:paragraph-properties fo:margin-top="0cm" fo:margin-bottom="0cm" loext:contextual-spacing="false" fo:orphans="2" fo:widows="2"/>
      <style:text-properties fo:font-variant="normal" fo:text-transform="none" fo:color="#24292e" style:font-name="apple-system" fo:font-size="12pt" fo:letter-spacing="normal" fo:font-style="normal" fo:font-weight="bold" officeooo:rsid="00371b0f" officeooo:paragraph-rsid="00371b0f" style:font-weight-asian="bold" style:font-weight-complex="bold"/>
    </style:style>
    <style:style style:name="P35" style:family="paragraph" style:parent-style-name="Text_20_body" style:list-style-name="L19">
      <style:paragraph-properties fo:margin-top="0cm" fo:margin-bottom="0cm" loext:contextual-spacing="false" fo:orphans="2" fo:widows="2"/>
      <style:text-properties fo:font-variant="normal" fo:text-transform="none" fo:color="#24292e" style:font-name="apple-system" fo:font-size="12pt" fo:letter-spacing="normal" fo:font-style="normal" fo:font-weight="bold" officeooo:rsid="0038a4a3" officeooo:paragraph-rsid="0038a4a3" style:font-weight-asian="bold" style:font-weight-complex="bold"/>
    </style:style>
    <style:style style:name="P36" style:family="paragraph" style:parent-style-name="Text_20_body">
      <style:paragraph-properties fo:margin-top="0cm" fo:margin-bottom="0cm" loext:contextual-spacing="false"/>
      <style:text-properties fo:font-variant="normal" fo:text-transform="none" fo:color="#24292e" style:font-name="apple-system" fo:font-size="12pt" fo:letter-spacing="normal" fo:font-style="normal" fo:font-weight="bold" officeooo:rsid="0023a194" officeooo:paragraph-rsid="0023a194" style:font-weight-asian="bold" style:font-weight-complex="bold"/>
    </style:style>
    <style:style style:name="P37" style:family="paragraph" style:parent-style-name="Text_20_body" style:list-style-name="L19">
      <style:paragraph-properties fo:margin-top="0cm" fo:margin-bottom="0cm" loext:contextual-spacing="false" fo:line-height="100%" fo:orphans="2" fo:widows="2"/>
      <style:text-properties fo:font-variant="normal" fo:text-transform="none" fo:color="#24292e" style:font-name="apple-system" fo:font-size="18pt" fo:letter-spacing="normal" fo:font-style="normal" fo:font-weight="normal" officeooo:paragraph-rsid="0038a4a3"/>
    </style:style>
    <style:style style:name="P38" style:family="paragraph" style:parent-style-name="Text_20_body" style:list-style-name="L15">
      <style:paragraph-properties fo:margin-top="0cm" fo:margin-bottom="0cm" loext:contextual-spacing="false" fo:orphans="2" fo:widows="2"/>
      <style:text-properties fo:font-variant="normal" fo:text-transform="none" fo:color="#24292e" style:font-name="apple-system1" fo:font-size="12pt" fo:letter-spacing="normal" fo:font-style="normal" fo:font-weight="normal" officeooo:rsid="00fe1af5" officeooo:paragraph-rsid="0037aa5a" style:font-size-asian="12pt" style:font-weight-asian="normal" style:font-size-complex="12pt" style:font-weight-complex="normal"/>
    </style:style>
    <style:style style:name="P39" style:family="paragraph" style:parent-style-name="Text_20_body" style:list-style-name="L4">
      <style:paragraph-properties fo:margin-top="0cm" fo:margin-bottom="0cm" loext:contextual-spacing="false"/>
      <style:text-properties officeooo:paragraph-rsid="001fc652"/>
    </style:style>
    <style:style style:name="P40" style:family="paragraph" style:parent-style-name="Text_20_body">
      <style:paragraph-properties fo:margin-top="0cm" fo:margin-bottom="0cm" loext:contextual-spacing="false"/>
      <style:text-properties officeooo:paragraph-rsid="001fc652"/>
    </style:style>
    <style:style style:name="P41" style:family="paragraph" style:parent-style-name="Text_20_body">
      <style:paragraph-properties fo:margin-top="0cm" fo:margin-bottom="0cm" loext:contextual-spacing="false"/>
      <style:text-properties officeooo:paragraph-rsid="00209937"/>
    </style:style>
    <style:style style:name="P42" style:family="paragraph" style:parent-style-name="Text_20_body" style:list-style-name="L6">
      <style:paragraph-properties fo:margin-top="0cm" fo:margin-bottom="0cm" loext:contextual-spacing="false"/>
      <style:text-properties officeooo:paragraph-rsid="00209937"/>
    </style:style>
    <style:style style:name="P43" style:family="paragraph" style:parent-style-name="Text_20_body">
      <style:paragraph-properties fo:margin-top="0cm" fo:margin-bottom="0cm" loext:contextual-spacing="false"/>
      <style:text-properties officeooo:rsid="002110ad" officeooo:paragraph-rsid="002110ad"/>
    </style:style>
    <style:style style:name="P44" style:family="paragraph" style:parent-style-name="Text_20_body">
      <style:paragraph-properties fo:margin-top="0cm" fo:margin-bottom="0cm" loext:contextual-spacing="false"/>
      <style:text-properties officeooo:rsid="0021dae8" officeooo:paragraph-rsid="0021dae8"/>
    </style:style>
    <style:style style:name="P45" style:family="paragraph" style:parent-style-name="Text_20_body">
      <style:paragraph-properties fo:margin-top="0cm" fo:margin-bottom="0cm" loext:contextual-spacing="false"/>
      <style:text-properties officeooo:rsid="0023a194" officeooo:paragraph-rsid="0023a194"/>
    </style:style>
    <style:style style:name="P46" style:family="paragraph" style:parent-style-name="Text_20_body">
      <style:paragraph-properties fo:margin-top="0cm" fo:margin-bottom="0cm" loext:contextual-spacing="false" fo:orphans="2" fo:widows="2"/>
    </style:style>
    <style:style style:name="P47" style:family="paragraph" style:parent-style-name="Text_20_body" style:list-style-name="L9">
      <style:paragraph-properties fo:margin-top="0cm" fo:margin-bottom="0cm" loext:contextual-spacing="false" fo:orphans="2" fo:widows="2"/>
    </style:style>
    <style:style style:name="P48" style:family="paragraph" style:parent-style-name="Text_20_body">
      <style:paragraph-properties fo:margin-top="0cm" fo:margin-bottom="0cm" loext:contextual-spacing="false" fo:orphans="2" fo:widows="2"/>
      <style:text-properties officeooo:paragraph-rsid="002593d8"/>
    </style:style>
    <style:style style:name="P49" style:family="paragraph" style:parent-style-name="Text_20_body" style:list-style-name="L10">
      <style:paragraph-properties fo:margin-top="0cm" fo:margin-bottom="0cm" loext:contextual-spacing="false" fo:orphans="2" fo:widows="2"/>
    </style:style>
    <style:style style:name="P50" style:family="paragraph" style:parent-style-name="Text_20_body" style:list-style-name="L11">
      <style:paragraph-properties fo:margin-top="0cm" fo:margin-bottom="0cm" loext:contextual-spacing="false" fo:orphans="2" fo:widows="2"/>
    </style:style>
    <style:style style:name="P51" style:family="paragraph" style:parent-style-name="Text_20_body" style:list-style-name="L11">
      <style:paragraph-properties fo:margin-top="0cm" fo:margin-bottom="0cm" loext:contextual-spacing="false" fo:orphans="2" fo:widows="2"/>
      <style:text-properties officeooo:paragraph-rsid="0030cb14"/>
    </style:style>
    <style:style style:name="P52" style:family="paragraph" style:parent-style-name="Text_20_body" style:list-style-name="L13">
      <style:paragraph-properties fo:margin-top="0cm" fo:margin-bottom="0cm" loext:contextual-spacing="false" fo:orphans="2" fo:widows="2"/>
      <style:text-properties officeooo:paragraph-rsid="0032a7e9"/>
    </style:style>
    <style:style style:name="P53" style:family="paragraph" style:parent-style-name="Text_20_body" style:list-style-name="L13">
      <style:paragraph-properties fo:margin-top="0cm" fo:margin-bottom="0cm" loext:contextual-spacing="false" fo:orphans="2" fo:widows="2"/>
      <style:text-properties officeooo:paragraph-rsid="00337442"/>
    </style:style>
    <style:style style:name="P54" style:family="paragraph" style:parent-style-name="Text_20_body" style:list-style-name="L13">
      <style:paragraph-properties fo:margin-top="0cm" fo:margin-bottom="0cm" loext:contextual-spacing="false" fo:orphans="2" fo:widows="2"/>
      <style:text-properties officeooo:paragraph-rsid="00396bc7"/>
    </style:style>
    <style:style style:name="P55" style:family="paragraph" style:parent-style-name="Text_20_body">
      <style:paragraph-properties fo:margin-top="0cm" fo:margin-bottom="0cm" loext:contextual-spacing="false" fo:orphans="2" fo:widows="2"/>
      <style:text-properties officeooo:paragraph-rsid="0033b680"/>
    </style:style>
    <style:style style:name="P56" style:family="paragraph" style:parent-style-name="Text_20_body" style:list-style-name="L19">
      <style:paragraph-properties fo:margin-top="0cm" fo:margin-bottom="0cm" loext:contextual-spacing="false" fo:orphans="2" fo:widows="2"/>
      <style:text-properties officeooo:paragraph-rsid="0038a4a3"/>
    </style:style>
    <style:style style:name="P57" style:family="paragraph" style:parent-style-name="Text_20_body" style:list-style-name="L10">
      <style:paragraph-properties fo:margin-top="0cm" fo:margin-bottom="0cm" loext:contextual-spacing="false" fo:orphans="2" fo:widows="2"/>
      <style:text-properties officeooo:rsid="002bcb02" officeooo:paragraph-rsid="002bcb02"/>
    </style:style>
    <style:style style:name="P58" style:family="paragraph" style:parent-style-name="Text_20_body" style:list-style-name="L10">
      <style:paragraph-properties fo:margin-top="0cm" fo:margin-bottom="0cm" loext:contextual-spacing="false" fo:orphans="2" fo:widows="2"/>
      <style:text-properties officeooo:rsid="002d9e0d" officeooo:paragraph-rsid="002f1dd3"/>
    </style:style>
    <style:style style:name="P59" style:family="paragraph" style:parent-style-name="Text_20_body" style:list-style-name="L10">
      <style:paragraph-properties fo:margin-top="0cm" fo:margin-bottom="0cm" loext:contextual-spacing="false" fo:orphans="2" fo:widows="2"/>
      <style:text-properties officeooo:rsid="002f1dd3" officeooo:paragraph-rsid="002f1dd3"/>
    </style:style>
    <style:style style:name="P60" style:family="paragraph" style:parent-style-name="Text_20_body" style:list-style-name="L10">
      <style:paragraph-properties fo:margin-top="0cm" fo:margin-bottom="0cm" loext:contextual-spacing="false" fo:orphans="2" fo:widows="2"/>
      <style:text-properties officeooo:rsid="002f4959" officeooo:paragraph-rsid="002f4959"/>
    </style:style>
    <style:style style:name="P61" style:family="paragraph" style:parent-style-name="Text_20_body" style:list-style-name="L10">
      <style:paragraph-properties fo:margin-top="0cm" fo:margin-bottom="0cm" loext:contextual-spacing="false" fo:orphans="2" fo:widows="2"/>
      <style:text-properties officeooo:rsid="002fdaef" officeooo:paragraph-rsid="002fdaef"/>
    </style:style>
    <style:style style:name="P62" style:family="paragraph" style:parent-style-name="Text_20_body" style:list-style-name="L11">
      <style:paragraph-properties fo:margin-top="0cm" fo:margin-bottom="0cm" loext:contextual-spacing="false" fo:orphans="2" fo:widows="2"/>
      <style:text-properties officeooo:rsid="0030cb14" officeooo:paragraph-rsid="0030cb14"/>
    </style:style>
    <style:style style:name="P63" style:family="paragraph" style:parent-style-name="Text_20_body" style:list-style-name="L11">
      <style:paragraph-properties fo:margin-top="0cm" fo:margin-bottom="0cm" loext:contextual-spacing="false" fo:orphans="2" fo:widows="2"/>
      <style:text-properties fo:font-weight="bold" officeooo:rsid="0030cb14" officeooo:paragraph-rsid="0030cb14" style:font-weight-asian="bold" style:font-weight-complex="bold"/>
    </style:style>
    <style:style style:name="P64" style:family="paragraph" style:parent-style-name="Text_20_body" style:list-style-name="L13">
      <style:paragraph-properties fo:margin-top="0cm" fo:margin-bottom="0cm" loext:contextual-spacing="false" fo:orphans="2" fo:widows="2"/>
      <style:text-properties fo:font-weight="bold" officeooo:paragraph-rsid="00396bc7" style:font-weight-asian="bold" style:font-weight-complex="bold"/>
    </style:style>
    <style:style style:name="P65" style:family="paragraph" style:parent-style-name="Text_20_body" style:list-style-name="L19">
      <style:paragraph-properties fo:margin-top="0cm" fo:margin-bottom="0cm" loext:contextual-spacing="false"/>
      <style:text-properties officeooo:paragraph-rsid="00371b0f"/>
    </style:style>
    <style:style style:name="P66" style:family="paragraph" style:parent-style-name="Text_20_body" style:list-style-name="L19">
      <style:paragraph-properties fo:margin-top="0cm" fo:margin-bottom="0cm" loext:contextual-spacing="false"/>
      <style:text-properties officeooo:paragraph-rsid="0038a4a3"/>
    </style:style>
    <style:style style:name="P67" style:family="paragraph" style:parent-style-name="Text_20_body" style:list-style-name="L10">
      <style:paragraph-properties fo:margin-top="0cm" fo:margin-bottom="0cm" loext:contextual-spacing="false" fo:orphans="2" fo:widows="2"/>
      <style:text-properties fo:font-size="12pt" fo:font-weight="bold" officeooo:rsid="00371b0f" officeooo:paragraph-rsid="00371b0f" style:font-weight-asian="bold" style:font-weight-complex="bold"/>
    </style:style>
    <style:style style:name="P68" style:family="paragraph" style:parent-style-name="Text_20_body">
      <style:paragraph-properties fo:margin-top="0cm" fo:margin-bottom="0cm" loext:contextual-spacing="false" fo:orphans="2" fo:widows="2"/>
      <style:text-properties style:font-name="Helvetica1" officeooo:paragraph-rsid="00371b0f"/>
    </style:style>
    <style:style style:name="P69" style:family="paragraph" style:parent-style-name="Text_20_body" style:list-style-name="L21">
      <style:paragraph-properties fo:margin-top="0cm" fo:margin-bottom="0cm" loext:contextual-spacing="false"/>
      <style:text-properties style:font-name="Helvetica1" fo:font-size="12pt" fo:font-weight="normal" officeooo:rsid="0102ac17" officeooo:paragraph-rsid="00371b0f" style:font-size-asian="12pt" style:font-weight-asian="normal" style:font-size-complex="12pt" style:font-weight-complex="normal"/>
    </style:style>
    <style:style style:name="P70" style:family="paragraph" style:parent-style-name="Text_20_body">
      <style:paragraph-properties fo:margin-top="0cm" fo:margin-bottom="0cm" loext:contextual-spacing="false" fo:orphans="2" fo:widows="2"/>
      <style:text-properties style:font-name="Helvetica1" fo:font-size="12pt" fo:font-weight="normal" officeooo:rsid="0102ac17" officeooo:paragraph-rsid="00371b0f" style:font-size-asian="12pt" style:font-weight-asian="normal" style:font-size-complex="12pt" style:font-weight-complex="normal"/>
    </style:style>
    <style:style style:name="P71" style:family="paragraph" style:parent-style-name="Text_20_body" style:list-style-name="L21">
      <style:paragraph-properties fo:margin-top="0cm" fo:margin-bottom="0cm" loext:contextual-spacing="false"/>
      <style:text-properties style:font-name="Helvetica1" fo:font-size="12pt" fo:font-weight="bold" officeooo:rsid="0102ac17" officeooo:paragraph-rsid="00371b0f" style:font-size-asian="12pt" style:font-weight-asian="bold" style:font-size-complex="12pt" style:font-weight-complex="bold"/>
    </style:style>
    <style:style style:name="P72" style:family="paragraph" style:parent-style-name="Text_20_body" style:list-style-name="L15">
      <style:paragraph-properties fo:margin-top="0cm" fo:margin-bottom="0cm" loext:contextual-spacing="false"/>
      <style:text-properties style:font-name="apple-system1" fo:font-size="12pt" fo:font-weight="normal" officeooo:rsid="00fe1af5" officeooo:paragraph-rsid="0037aa5a" style:font-size-asian="12pt" style:font-weight-asian="normal" style:font-size-complex="12pt" style:font-weight-complex="normal"/>
    </style:style>
    <style:style style:name="P73" style:family="paragraph" style:parent-style-name="Text_20_body" style:list-style-name="L16">
      <style:paragraph-properties fo:margin-top="0cm" fo:margin-bottom="0cm" loext:contextual-spacing="false"/>
      <style:text-properties style:font-name="apple-system1" fo:font-size="12pt" fo:font-weight="normal" officeooo:rsid="00e06686" officeooo:paragraph-rsid="0037aa5a" style:font-size-asian="12pt" style:font-weight-asian="normal" style:font-size-complex="12pt" style:font-weight-complex="normal"/>
    </style:style>
    <style:style style:name="P74" style:family="paragraph" style:parent-style-name="Text_20_body" style:list-style-name="L16">
      <style:paragraph-properties fo:margin-top="0cm" fo:margin-bottom="0cm" loext:contextual-spacing="false"/>
      <style:text-properties style:font-name="apple-system1" fo:font-size="12pt" fo:font-weight="normal" officeooo:rsid="00e3d99b" officeooo:paragraph-rsid="0037aa5a" style:font-size-asian="12pt" style:font-weight-asian="normal" style:font-size-complex="12pt" style:font-weight-complex="normal"/>
    </style:style>
    <style:style style:name="P75" style:family="paragraph" style:parent-style-name="Text_20_body" style:list-style-name="L16">
      <style:paragraph-properties fo:margin-top="0cm" fo:margin-bottom="0cm" loext:contextual-spacing="false"/>
      <style:text-properties style:font-name="apple-system1" fo:font-size="12pt" fo:font-weight="normal" officeooo:paragraph-rsid="0037aa5a" style:font-size-asian="12pt" style:font-weight-asian="normal" style:font-size-complex="12pt" style:font-weight-complex="normal"/>
    </style:style>
    <style:style style:name="P76" style:family="paragraph" style:parent-style-name="Text_20_body" style:list-style-name="L16">
      <style:paragraph-properties fo:margin-top="0cm" fo:margin-bottom="0cm" loext:contextual-spacing="false"/>
      <style:text-properties style:font-name="apple-system1" fo:font-size="12pt" fo:font-weight="normal" officeooo:rsid="00e81228" officeooo:paragraph-rsid="0037aa5a" style:font-size-asian="12pt" style:font-weight-asian="normal" style:font-size-complex="12pt" style:font-weight-complex="normal"/>
    </style:style>
    <style:style style:name="P77" style:family="paragraph" style:parent-style-name="Text_20_body" style:list-style-name="L16">
      <style:paragraph-properties fo:margin-top="0cm" fo:margin-bottom="0cm" loext:contextual-spacing="false"/>
      <style:text-properties style:font-name="apple-system1" fo:font-size="12pt" fo:font-weight="normal" officeooo:rsid="00eb0bfa" officeooo:paragraph-rsid="0037aa5a" style:font-size-asian="12pt" style:font-weight-asian="normal" style:font-size-complex="12pt" style:font-weight-complex="normal"/>
    </style:style>
    <style:style style:name="P78" style:family="paragraph" style:parent-style-name="Text_20_body" style:list-style-name="L16">
      <style:paragraph-properties fo:margin-top="0cm" fo:margin-bottom="0cm" loext:contextual-spacing="false"/>
      <style:text-properties style:font-name="apple-system1" fo:font-size="12pt" fo:font-weight="normal" officeooo:rsid="00f0dac7" officeooo:paragraph-rsid="0037aa5a" style:font-size-asian="12pt" style:font-weight-asian="normal" style:font-size-complex="12pt" style:font-weight-complex="normal"/>
    </style:style>
    <style:style style:name="P79" style:family="paragraph" style:parent-style-name="Text_20_body" style:list-style-name="L19">
      <style:paragraph-properties fo:margin-top="0cm" fo:margin-bottom="0cm" loext:contextual-spacing="false"/>
      <style:text-properties style:font-name="apple-system1" fo:font-size="12pt" officeooo:rsid="00216e88" officeooo:paragraph-rsid="0038a4a3" style:font-size-asian="12pt" style:font-size-complex="12pt"/>
    </style:style>
    <style:style style:name="P80" style:family="paragraph" style:parent-style-name="Text_20_body" style:list-style-name="L19">
      <style:paragraph-properties fo:margin-top="0cm" fo:margin-bottom="0.146cm" loext:contextual-spacing="false"/>
      <style:text-properties officeooo:paragraph-rsid="0038a4a3"/>
    </style:style>
    <style:style style:name="P81" style:family="paragraph" style:parent-style-name="Text_20_body">
      <style:paragraph-properties fo:margin-top="0cm" fo:margin-bottom="0.323cm" loext:contextual-spacing="false" fo:orphans="2" fo:widows="2"/>
      <style:text-properties fo:font-variant="normal" fo:text-transform="none" fo:color="#24292e" style:font-name="apple-system" fo:font-size="12pt" fo:letter-spacing="normal" fo:font-style="normal" fo:font-weight="normal"/>
    </style:style>
    <style:style style:name="P82" style:family="paragraph" style:parent-style-name="Text_20_body" style:list-style-name="L15">
      <style:paragraph-properties fo:margin-top="0cm" fo:margin-bottom="0.222cm" loext:contextual-spacing="false" fo:orphans="2" fo:widows="2"/>
    </style:style>
    <style:style style:name="P83" style:family="paragraph" style:parent-style-name="Text_20_body" style:list-style-name="L15">
      <style:paragraph-properties fo:margin-top="0cm" fo:margin-bottom="0.222cm" loext:contextual-spacing="false" fo:orphans="2" fo:widows="2"/>
      <style:text-properties fo:font-weight="bold" officeooo:rsid="0037aa5a" officeooo:paragraph-rsid="0037aa5a" style:font-weight-asian="bold" style:font-weight-complex="bold"/>
    </style:style>
    <style:style style:name="P84" style:family="paragraph" style:parent-style-name="Text_20_body" style:list-style-name="L15">
      <style:paragraph-properties fo:margin-top="0cm" fo:margin-bottom="0.122cm" loext:contextual-spacing="false" fo:orphans="2" fo:widows="2"/>
    </style:style>
    <style:style style:name="P85" style:family="paragraph" style:parent-style-name="Text_20_body" style:list-style-name="L15">
      <style:paragraph-properties fo:margin-top="0cm" fo:margin-bottom="0.122cm" loext:contextual-spacing="false" fo:orphans="2" fo:widows="2"/>
      <style:text-properties fo:font-weight="bold" officeooo:rsid="0037aa5a" officeooo:paragraph-rsid="0037aa5a" style:font-weight-asian="bold" style:font-weight-complex="bold"/>
    </style:style>
    <style:style style:name="T1" style:family="text">
      <style:text-properties fo:font-variant="normal" fo:text-transform="none" fo:color="#24292e" style:font-name="apple-system" fo:font-size="12pt" fo:letter-spacing="normal" fo:font-style="normal"/>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1fc652"/>
    </style:style>
    <style:style style:name="T4" style:family="text">
      <style:text-properties fo:font-variant="normal" fo:text-transform="none" fo:color="#24292e" style:font-name="apple-system" fo:font-size="12pt" fo:letter-spacing="normal" fo:font-style="normal" fo:font-weight="normal" officeooo:rsid="0023a194"/>
    </style:style>
    <style:style style:name="T5" style:family="text">
      <style:text-properties fo:font-variant="normal" fo:text-transform="none" fo:color="#24292e" style:font-name="apple-system" fo:font-size="12pt" fo:letter-spacing="normal" fo:font-style="normal" fo:font-weight="normal" officeooo:rsid="002593d8"/>
    </style:style>
    <style:style style:name="T6" style:family="text">
      <style:text-properties fo:font-variant="normal" fo:text-transform="none" fo:color="#24292e" style:font-name="apple-system" fo:font-size="12pt" fo:letter-spacing="normal" fo:font-style="normal" fo:font-weight="normal" officeooo:rsid="002f1dd3"/>
    </style:style>
    <style:style style:name="T7" style:family="text">
      <style:text-properties fo:font-variant="normal" fo:text-transform="none" fo:color="#24292e" style:font-name="apple-system" fo:font-size="12pt" fo:letter-spacing="normal" fo:font-style="normal" fo:font-weight="normal" officeooo:rsid="002bcb02"/>
    </style:style>
    <style:style style:name="T8" style:family="text">
      <style:text-properties fo:font-variant="normal" fo:text-transform="none" fo:color="#24292e" style:font-name="apple-system" fo:font-size="12pt" fo:letter-spacing="normal" fo:font-style="normal" fo:font-weight="normal" officeooo:rsid="002f4959"/>
    </style:style>
    <style:style style:name="T9" style:family="text">
      <style:text-properties fo:font-variant="normal" fo:text-transform="none" fo:color="#24292e" style:font-name="apple-system" fo:font-size="12pt" fo:letter-spacing="normal" fo:font-style="normal" fo:font-weight="normal" officeooo:rsid="0030cb14" style:font-weight-asian="normal" style:font-weight-complex="normal"/>
    </style:style>
    <style:style style:name="T10" style:family="text">
      <style:text-properties fo:font-variant="normal" fo:text-transform="none" fo:color="#24292e" style:font-name="apple-system" fo:font-size="12pt" fo:letter-spacing="normal" fo:font-style="normal" fo:font-weight="normal" officeooo:rsid="0032a7e9"/>
    </style:style>
    <style:style style:name="T11" style:family="text">
      <style:text-properties fo:font-variant="normal" fo:text-transform="none" fo:color="#24292e" style:font-name="apple-system" fo:font-size="12pt" fo:letter-spacing="normal" fo:font-style="normal" fo:font-weight="normal" officeooo:rsid="0033b680"/>
    </style:style>
    <style:style style:name="T12" style:family="text">
      <style:text-properties fo:font-variant="normal" fo:text-transform="none" fo:color="#24292e" style:font-name="apple-system" fo:font-size="12pt" fo:letter-spacing="normal" fo:font-style="normal" fo:font-weight="bold"/>
    </style:style>
    <style:style style:name="T13" style:family="text">
      <style:text-properties fo:font-variant="normal" fo:text-transform="none" fo:color="#24292e" style:font-name="apple-system" fo:font-size="12pt" fo:letter-spacing="normal" fo:font-style="normal" fo:font-weight="bold" style:font-weight-asian="bold" style:font-weight-complex="bold"/>
    </style:style>
    <style:style style:name="T14" style:family="text">
      <style:text-properties fo:font-variant="normal" fo:text-transform="none" fo:color="#24292e" style:font-name="apple-system" fo:font-size="12pt" fo:letter-spacing="normal" fo:font-style="normal" fo:font-weight="bold" officeooo:rsid="0030cb14" style:font-weight-asian="bold" style:font-weight-complex="bold"/>
    </style:style>
    <style:style style:name="T15" style:family="text">
      <style:text-properties fo:font-variant="normal" fo:text-transform="none" fo:color="#24292e" style:font-name="apple-system" fo:font-size="12pt" fo:letter-spacing="normal" fo:font-style="normal" fo:font-weight="bold" officeooo:rsid="0030cb14"/>
    </style:style>
    <style:style style:name="T16" style:family="text">
      <style:text-properties fo:font-variant="normal" fo:text-transform="none" fo:color="#24292e" style:font-name="apple-system" fo:letter-spacing="normal" fo:font-style="normal"/>
    </style:style>
    <style:style style:name="T17" style:family="text">
      <style:text-properties fo:font-variant="normal" fo:text-transform="none" fo:color="#24292e" style:font-name="apple-system"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4292e" style:font-name="apple-system1" fo:font-size="12pt" fo:letter-spacing="normal" fo:font-style="normal" fo:font-weight="normal" officeooo:rsid="0105310a" style:font-size-asian="10.5pt" style:font-size-complex="12pt"/>
    </style:style>
    <style:style style:name="T19" style:family="text">
      <style:text-properties fo:font-variant="normal" fo:text-transform="none" fo:color="#24292e" style:font-name="apple-system1" fo:font-size="12pt" fo:letter-spacing="normal" fo:font-style="normal" fo:font-weight="normal" officeooo:rsid="0033b680"/>
    </style:style>
    <style:style style:name="T20" style:family="text">
      <style:text-properties fo:font-variant="normal" fo:text-transform="none" fo:color="#24292e" style:font-name="apple-system1" fo:font-size="12pt" fo:letter-spacing="normal" fo:font-style="normal" fo:font-weight="normal" officeooo:rsid="00216e88" fo:background-color="transparent" loext:char-shading-value="0" style:font-size-asian="12pt" style:font-size-complex="12pt" loext:padding="0cm" loext:border="none"/>
    </style:style>
    <style:style style:name="T21" style:family="text">
      <style:text-properties fo:font-variant="normal" fo:text-transform="none" fo:color="#24292e" fo:font-size="12pt" fo:letter-spacing="normal" fo:font-style="normal" fo:font-weight="normal" officeooo:rsid="00216e88" fo:background-color="transparent" loext:char-shading-value="0" style:font-size-asian="12pt" style:font-size-complex="12pt" loext:padding="0cm" loext:border="none"/>
    </style:style>
    <style:style style:name="T22" style:family="text">
      <style:text-properties fo:font-variant="normal" fo:text-transform="none" fo:color="#24292e" style:font-name="Liberation Serif" fo:font-size="12pt" fo:letter-spacing="normal" fo:font-style="normal" fo:font-weight="normal" officeooo:rsid="00216e88" fo:background-color="transparent" loext:char-shading-value="0" style:font-size-asian="12pt" style:font-size-complex="12pt" loext:padding="0cm" loext:border="none"/>
    </style:style>
    <style:style style:name="T23"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dd4a68" style:font-name="Consolas1" fo:font-size="12pt" fo:letter-spacing="normal" fo:font-style="normal" fo:font-weight="normal" fo:background-color="transparent" loext:char-shading-value="0" loext:padding="0cm" loext:border="none"/>
    </style:style>
    <style:style style:name="T25" style:family="text">
      <style:text-properties fo:font-variant="normal" fo:text-transform="none" fo:color="#dd4a68" style:font-name="Consolas1" fo:font-size="12pt" fo:letter-spacing="normal" fo:font-style="normal" fo:font-weight="normal" officeooo:rsid="0032a7e9" fo:background-color="transparent" loext:char-shading-value="0" loext:padding="0cm" loext:border="none"/>
    </style:style>
    <style:style style:name="T26" style:family="text">
      <style:text-properties fo:font-variant="normal" fo:text-transform="none" fo:color="#000000" style:font-name="Consolas1" fo:font-size="12pt" fo:letter-spacing="normal" fo:font-style="normal" fo:font-weight="normal" fo:background-color="transparent" loext:char-shading-value="0" loext:padding="0cm" loext:border="none"/>
    </style:style>
    <style:style style:name="T27" style:family="text">
      <style:text-properties fo:font-variant="normal" fo:text-transform="none" fo:color="#000000" style:font-name="Consolas1" fo:font-size="12pt" fo:letter-spacing="normal" fo:font-style="normal" fo:font-weight="normal" officeooo:rsid="0032a7e9" fo:background-color="transparent" loext:char-shading-value="0" loext:padding="0cm" loext:border="none"/>
    </style:style>
    <style:style style:name="T28" style:family="text">
      <style:text-properties fo:font-variant="normal" fo:text-transform="none" fo:color="#000000" fo:font-size="12pt" fo:letter-spacing="normal" fo:font-style="normal" fo:font-weight="bold" officeooo:rsid="0102ac17" style:font-size-asian="12pt" style:font-weight-asian="bold" style:font-size-complex="12pt" style:font-weight-complex="bold"/>
    </style:style>
    <style:style style:name="T29" style:family="text">
      <style:text-properties fo:font-variant="normal" fo:text-transform="none" fo:color="#000000" style:font-name="Nimbus" fo:font-size="12.75pt" fo:letter-spacing="-0.026cm" fo:font-style="normal" fo:font-weight="normal" loext:padding="0cm" loext:border="none"/>
    </style:style>
    <style:style style:name="T30" style:family="text">
      <style:text-properties fo:font-variant="normal" fo:text-transform="none" fo:color="#000000" style:font-name="Helvetica" fo:font-size="13.5pt" fo:letter-spacing="normal" fo:font-style="normal" fo:font-weight="normal"/>
    </style:style>
    <style:style style:name="T31" style:family="text">
      <style:text-properties fo:font-variant="normal" fo:text-transform="none" fo:color="#000000" fo:font-size="13.5pt" fo:letter-spacing="normal" fo:font-style="normal" fo:font-weight="normal"/>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letter-spacing="normal" fo:font-style="normal" fo:font-weight="bold" style:font-weight-asian="bold" style:font-weight-complex="bold"/>
    </style:style>
    <style:style style:name="T34" style:family="text">
      <style:text-properties fo:font-variant="normal" fo:text-transform="none" fo:color="#262626" style:font-name="Liberation Serif" fo:font-size="12pt" fo:letter-spacing="normal" fo:font-style="normal" style:text-underline-style="solid" style:text-underline-width="auto" style:text-underline-color="font-color" fo:font-weight="bold" officeooo:rsid="002309e0" fo:background-color="transparent" loext:char-shading-value="0" style:font-size-asian="12pt" style:font-weight-asian="bold" style:font-size-complex="12pt" style:font-weight-complex="bold" loext:padding="0cm" loext:border="none"/>
    </style:style>
    <style:style style:name="T35" style:family="text">
      <style:text-properties fo:font-variant="normal" fo:text-transform="none" fo:color="#262626" style:font-name="apple-system1" fo:font-size="12pt" fo:letter-spacing="normal" fo:font-style="normal" style:text-underline-style="solid" style:text-underline-width="auto" style:text-underline-color="font-color" fo:font-weight="bold" officeooo:rsid="002309e0" fo:background-color="transparent" loext:char-shading-value="0" style:font-size-asian="12pt" style:font-weight-asian="bold" style:font-size-complex="12pt" style:font-weight-complex="bold" loext:padding="0cm" loext:border="none"/>
    </style:style>
    <style:style style:name="T36" style:family="text">
      <style:text-properties officeooo:rsid="001fc652"/>
    </style:style>
    <style:style style:name="T37" style:family="text">
      <style:text-properties officeooo:rsid="00209937"/>
    </style:style>
    <style:style style:name="T38" style:family="text">
      <style:text-properties fo:font-size="12pt" style:font-size-asian="12pt" style:font-size-complex="12pt"/>
    </style:style>
    <style:style style:name="T39" style:family="text">
      <style:text-properties fo:font-size="12pt" officeooo:rsid="00216e88" style:font-size-asian="12pt" style:font-size-complex="12pt"/>
    </style:style>
    <style:style style:name="T40" style:family="text">
      <style:text-properties fo:font-weight="bold" style:font-weight-asian="bold" style:font-weight-complex="bold"/>
    </style:style>
    <style:style style:name="T41" style:family="text">
      <style:text-properties officeooo:rsid="002fdaef"/>
    </style:style>
    <style:style style:name="T42" style:family="text">
      <style:text-properties style:font-name="Helvetica1"/>
    </style:style>
    <style:style style:name="T43" style:family="text">
      <style:text-properties style:font-name="Liberation Serif" fo:font-weight="bold" officeooo:rsid="001d0701" style:font-size-asian="18pt" style:font-weight-asian="bold" style:font-size-complex="18pt" style:font-weight-complex="bold"/>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1d0701" style:font-size-asian="12pt" style:font-size-complex="12pt"/>
    </style:style>
    <style:style style:name="T46" style:family="text">
      <style:text-properties style:font-name="Liberation Serif" fo:font-size="12pt" officeooo:rsid="00216e88" style:font-size-asian="12pt" style:font-size-complex="12pt"/>
    </style:style>
    <style:style style:name="T47" style:family="text">
      <style:text-properties style:font-name="apple-system1"/>
    </style:style>
    <style:style style:name="T48" style:family="text">
      <style:text-properties style:font-name="apple-system1" fo:font-size="18pt" officeooo:rsid="0100ea58" style:font-size-asian="18pt" style:font-weight-asian="normal" style:font-size-complex="18pt" style:font-weight-complex="normal"/>
    </style:style>
    <style:style style:name="T49" style:family="text">
      <style:text-properties style:font-name="apple-system1" fo:font-size="18pt" fo:font-weight="normal" officeooo:rsid="0100ea58" style:font-size-asian="18pt" style:font-weight-asian="normal" style:font-size-complex="18pt" style:font-weight-complex="normal"/>
    </style:style>
    <style:style style:name="T50" style:family="text">
      <style:text-properties style:font-name="apple-system1" fo:font-size="18pt" style:font-size-asian="15.75pt" style:font-size-complex="18pt"/>
    </style:style>
    <style:style style:name="T51" style:family="text">
      <style:text-properties style:font-name="apple-system1" fo:font-weight="bold" style:font-weight-asian="bold" style:font-weight-complex="bold"/>
    </style:style>
    <style:style style:name="T52" style:family="text">
      <style:text-properties style:font-name="apple-system1" fo:font-weight="bold" officeooo:rsid="00f33592" style:font-size-asian="12pt" style:font-weight-asian="bold" style:font-size-complex="12pt" style:font-weight-complex="bold"/>
    </style:style>
    <style:style style:name="T53" style:family="text">
      <style:text-properties style:font-name="apple-system1" fo:font-weight="bold" officeooo:rsid="00eb0bfa" style:font-size-asian="12pt" style:font-weight-asian="bold" style:font-size-complex="12pt" style:font-weight-complex="bold"/>
    </style:style>
    <style:style style:name="T54" style:family="text">
      <style:text-properties style:font-name="apple-system1" officeooo:rsid="0105310a"/>
    </style:style>
    <style:style style:name="T55" style:family="text">
      <style:text-properties style:font-name="apple-system1" fo:font-size="12pt" fo:font-weight="bold" officeooo:rsid="0105310a" style:font-size-asian="10.5pt" style:font-weight-asian="bold" style:font-size-complex="12pt" style:font-weight-complex="bold"/>
    </style:style>
    <style:style style:name="T56" style:family="text">
      <style:text-properties style:font-name="apple-system1" fo:font-size="12pt" officeooo:rsid="0105310a" style:font-size-asian="10.5pt" style:font-size-complex="12pt"/>
    </style:style>
    <style:style style:name="T57" style:family="text">
      <style:text-properties style:font-name="apple-system1" fo:font-size="12pt" style:font-size-asian="12pt" style:font-size-complex="12pt"/>
    </style:style>
    <style:style style:name="T58" style:family="text">
      <style:text-properties style:font-name="apple-system1" fo:font-size="12pt" officeooo:rsid="00216e88" style:font-size-asian="12pt" style:font-size-complex="12pt"/>
    </style:style>
    <style:style style:name="T59" style:family="text">
      <style:text-properties style:font-name="apple-system1" officeooo:rsid="00f33592" style:font-size-asian="12pt" style:font-size-complex="12pt"/>
    </style:style>
    <style:style style:name="T60" style:family="text">
      <style:text-properties style:font-name="apple-system1" officeooo:rsid="00eb0bfa" style:font-size-asian="12pt" style:font-size-complex="12pt"/>
    </style:style>
    <style:style style:name="T61" style:family="text">
      <style:text-properties style:font-name="apple-system1" officeooo:rsid="00eb0bfa" style:font-size-asian="12pt" style:font-weight-asian="normal" style:font-size-complex="12pt" style:font-weight-complex="normal"/>
    </style:style>
    <style:style style:name="T62" style:family="text">
      <style:text-properties style:font-name="apple-system1" officeooo:rsid="00f33592" style:font-size-asian="12pt" style:font-weight-asian="normal" style:font-size-complex="12pt" style:font-weight-complex="normal"/>
    </style:style>
    <style:style style:name="T63" style:family="text">
      <style:text-properties officeooo:rsid="0037aa5a"/>
    </style:style>
    <style:style style:name="T64" style:family="text">
      <style:text-properties officeooo:rsid="00e3d99b"/>
    </style:style>
    <style:style style:name="T65" style:family="text">
      <style:text-properties officeooo:rsid="00eb0bf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2 GIT</text:p>
      <text:p text:style-name="P1"/>
      <text:p text:style-name="P10"><text:span text:style-name="T36">Assignment1:</text:span></text:p>
      <text:list xml:id="list5318646933344827538" text:style-name="L2">
        <text:list-item>
          <text:p text:style-name="P6"><text:span text:style-name="T2">Create a script to generate a mearge conflict.</text:span></text:p>
        </text:list-item>
      </text:list>
      <text:p text:style-name="P1"/>
      <text:p text:style-name="P1">#!/bin/bash</text:p>
      <text:p text:style-name="P1">mkdir /home/vagrant/conflicttask</text:p>
      <text:p text:style-name="P1">cd /home/vagrant/conflicttask</text:p>
      <text:p text:style-name="P1">git init</text:p>
      <text:p text:style-name="P1">touch abc.txt</text:p>
      <text:p text:style-name="P1">echo “echo Hello” &gt; abc.txt</text:p>
      <text:p text:style-name="P1">git add -A</text:p>
      <text:p text:style-name="P1">git commit -m "adding abc.txt from master branch"</text:p>
      <text:p text:style-name="P1">git branch slave</text:p>
      <text:p text:style-name="P1">git checkout slave</text:p>
      <text:p text:style-name="P1">echo "echo \"Hello World\"" &gt; abc.txt</text:p>
      <text:p text:style-name="P1">git add -A</text:p>
      <text:p text:style-name="P1">git commit -m "first commit from slave branch"</text:p>
      <text:p text:style-name="P1">git checkout master</text:p>
      <text:p text:style-name="P1">echo "echo Hello World!" &gt; abc.txt</text:p>
      <text:p text:style-name="P1">git add -A</text:p>
      <text:p text:style-name="P1">git commit -m "second commit in abc.txt from master branch"</text:p>
      <text:p text:style-name="P1">git merge slave</text:p>
      <text:p text:style-name="P1"/>
      <text:list xml:id="list176570242204714196" text:style-name="L4">
        <text:list-item>
          <text:p text:style-name="P39"><text:span text:style-name="T3">Create muliple braches and push changes for each branch into remote repo.</text:span></text:p>
        </text:list-item>
      </text:list>
      <text:p text:style-name="P40"><text:span text:style-name="T3"/></text:p>
      <text:p text:style-name="P41"><text:span text:style-name="T37"># created three branches of master (tarun,rahul,lovedeep) and then sub-branch of tarun (alien)</text:span></text:p>
      <text:p text:style-name="P41"><text:span text:style-name="T37">Link :- </text:span><text:a xlink:type="simple" xlink:href="https://github.com/tarungoel1995/docker-assignment/tree/master" text:style-name="Internet_20_link" text:visited-style-name="Visited_20_Internet_20_Link"><text:span text:style-name="T37">https://github.com/tarungoel1995/docker-assignment/tree/master</text:span></text:a></text:p>
      <text:p text:style-name="P41"/>
      <text:list xml:id="list8272951761759571333" text:style-name="L6">
        <text:list-item>
          <text:p text:style-name="P42"><text:span text:style-name="T2">Create a script to clone remote repo and check out all existing remote branch.</text:span></text:p>
        </text:list-item>
      </text:list>
      <text:p text:style-name="P43"><text:span text:style-name="T2">#!/bin/bash</text:span></text:p>
      <text:p text:style-name="P43"><text:span text:style-name="T2">git clone </text:span><text:a xlink:type="simple" xlink:href="https://github.com/tarungoel1995/docker-assignment" text:style-name="Internet_20_link" text:visited-style-name="Visited_20_Internet_20_Link">https://github.com/tarungoel1995/docker-assignment</text:a></text:p>
      <text:p text:style-name="P43"><text:span text:style-name="T2">cd docker-assignment</text:span></text:p>
      <text:p text:style-name="P43"><text:span text:style-name="T2">git branch -a</text:span></text:p>
      <text:p text:style-name="P43"><text:span text:style-name="T2"/></text:p>
      <text:list xml:id="list1385996269829858267" text:style-name="L8">
        <text:list-item>
          <text:p text:style-name="P7"><text:span text:style-name="T2">Clone a particular folder from a remote repo.</text:span></text:p>
        </text:list-item>
      </text:list>
      <text:p text:style-name="P44"><text:span text:style-name="T2">mkdir clonedir</text:span></text:p>
      <text:p text:style-name="P44"><text:span text:style-name="T2">cd clonedir</text:span></text:p>
      <text:p text:style-name="P44"><text:span text:style-name="T2">git init</text:span></text:p>
      <text:p text:style-name="P44"><text:span text:style-name="T2">git remote add origin -f </text:span><text:a xlink:type="simple" xlink:href="https://github.com/tarungoel1995/assignments.git" text:style-name="Internet_20_link" text:visited-style-name="Visited_20_Internet_20_Link">https://github.com/tarungoel1995/assignments.git</text:a></text:p>
      <text:p text:style-name="P44"><text:span text:style-name="T2">git config core.sparsecheckout true</text:span></text:p>
      <text:p text:style-name="P44"><text:span text:style-name="T2">echo "docker/*" &gt;&gt; .</text:span><text:span text:style-name="T4">git/info/sparse-checkout</text:span></text:p>
      <text:p text:style-name="P45"><text:soft-page-break/><text:span text:style-name="T2">git pull origin master</text:span></text:p>
      <text:p text:style-name="P45"><text:span text:style-name="T2">ls</text:span></text:p>
      <text:p text:style-name="P36">Assignment2:</text:p>
      <text:list xml:id="list7039926999800030803" text:style-name="L9">
        <text:list-item>
          <text:p text:style-name="P17">Use both https and ssh protocal to clone your remote repo.</text:p>
          <text:p text:style-name="P22"># git clone <text:a xlink:type="simple" xlink:href="https://github.com/tarungoel1995/assignments.git" text:style-name="Internet_20_link" text:visited-style-name="Visited_20_Internet_20_Link">https://github.com/tarungoel1995/assignments.git</text:a></text:p>
          <text:p text:style-name="P22"># git clone <text:a xlink:type="simple" xlink:href="mailto:git@github.com" text:style-name="Internet_20_link" text:visited-style-name="Visited_20_Internet_20_Link">git@github.com</text:a>:tarungoel1995/assignments.git</text:p>
          <text:p text:style-name="P22"/>
        </text:list-item>
        <text:list-item>
          <text:p text:style-name="P17">Change your working copy into a clonable remote repo</text:p>
          <text:p text:style-name="P32">on system1 (where your working directory is present)</text:p>
          <text:p text:style-name="P22"># cd /path/to/work/directory </text:p>
          <text:p text:style-name="P22"># git init</text:p>
          <text:p text:style-name="P22"># you should be able to login via ssh(from remote to local)</text:p>
          <text:p text:style-name="P33">on system2(in which you want to clone)</text:p>
          <text:p text:style-name="P23"># git clone ssh://username@ipaddress/path/to/remote/repo </text:p>
        </text:list-item>
      </text:list>
      <text:p text:style-name="P48"><text:span text:style-name="T5"/></text:p>
      <text:list xml:id="list15430794535488" text:continue-numbering="true" text:style-name="L9">
        <text:list-item>
          <text:p text:style-name="P17">Use file system protocal in both local and remote mode(clone from another machine using file protocal) to clone your repo.</text:p>
          <text:p text:style-name="P34"># (Pending)</text:p>
          <text:p text:style-name="P11"/>
        </text:list-item>
        <text:list-item>
          <text:p text:style-name="P17">Ignore backup, swp and pyc file from being commited.</text:p>
          <text:p text:style-name="P17"># cd /path/to/your/git/repo</text:p>
          <text:p text:style-name="P17"># touch .gitignore</text:p>
          <text:p text:style-name="P17"># git config –global core.excludeFile /path/to/your/.gitignore/file</text:p>
          <text:p text:style-name="P47"><text:span text:style-name="T2"># echo “*.pyc” &gt; .gitignore</text:span></text:p>
          <text:p text:style-name="P47"><text:span text:style-name="T2"># touch abcd.pyc</text:span></text:p>
          <text:p text:style-name="P47"><text:span text:style-name="T2"># git status (you will not see any untracked abcd.pyc file)</text:span></text:p>
        </text:list-item>
      </text:list>
      <text:p text:style-name="P46"><text:span text:style-name="T2"/></text:p>
      <text:p text:style-name="P31">Assignment3:</text:p>
      <text:list xml:id="list4899912086191069323" text:style-name="L10">
        <text:list-item>
          <text:p text:style-name="P49"><text:span text:style-name="T2">Add remote name </text:span><text:span text:style-name="Strong_20_Emphasis"><text:span text:style-name="T12">parent </text:span></text:span><text:span text:style-name="T2">for </text:span><text:a xlink:type="simple" xlink:href="https://github.com/ot-training/jenkins.git" text:style-name="Internet_20_link" text:visited-style-name="Visited_20_Internet_20_Link">ot-training/jenkins</text:a><text:span text:style-name="T23"> </text:span><text:span text:style-name="T2">to your own repo.</text:span></text:p>
        </text:list-item>
        <text:list-item>
          <text:p text:style-name="P13"><text:span text:style-name="T2">Check and verify two remotes.</text:span></text:p>
          <text:p text:style-name="P57"><text:span text:style-name="T2"># git clone </text:span><text:a xlink:type="simple" xlink:href="https://github.com/tarungoel1995/jenkins.git" text:style-name="Internet_20_link" text:visited-style-name="Visited_20_Internet_20_Link">https://github.com/tarungoel1995/jenkins.git</text:a></text:p>
          <text:p text:style-name="P57"><text:span text:style-name="T2"># cd jenkins/</text:span></text:p>
          <text:p text:style-name="P57"><text:span text:style-name="T2"># git remote add parent </text:span><text:a xlink:type="simple" xlink:href="https://github.com/tarungoel1995/jenkins.git" text:style-name="Internet_20_link" text:visited-style-name="Visited_20_Internet_20_Link">https://github.com/tarungoel1995/jenkins.git</text:a></text:p>
          <text:p text:style-name="P57"><text:span text:style-name="T2"># git remote -v (</text:span><text:span text:style-name="T13">to verify</text:span><text:span text:style-name="T2">)</text:span></text:p>
          <text:p text:style-name="P57"><text:span text:style-name="T2"># touch a.txt</text:span></text:p>
          <text:p text:style-name="P57"><text:span text:style-name="T2"># git add -A</text:span></text:p>
          <text:p text:style-name="P57"><text:span text:style-name="T2"># git commit -m "adding a.txt"</text:span></text:p>
          <text:p text:style-name="P57"><text:span text:style-name="T2"># git push parent master</text:span></text:p>
          <text:p text:style-name="P57"><text:span text:style-name="T2"># touch xyz.txt</text:span></text:p>
          <text:p text:style-name="P57"><text:span text:style-name="T2"># git add -A</text:span></text:p>
          <text:p text:style-name="P57"><text:span text:style-name="T2"># git commit -m "adding xyz.txt"</text:span></text:p>
          <text:p text:style-name="P57"><text:soft-page-break/><text:span text:style-name="T2"># git push origin master</text:span></text:p>
          <text:p text:style-name="P57"><text:span text:style-name="T2"/></text:p>
          <text:p text:style-name="P12"/>
        </text:list-item>
        <text:list-item>
          <text:p text:style-name="P49"><text:span text:style-name="T2">Git fetch changes from </text:span><text:span text:style-name="Strong_20_Emphasis"><text:span text:style-name="T12">parent </text:span></text:span><text:span text:style-name="T2">repo.</text:span></text:p>
          <text:p text:style-name="P58"><text:span text:style-name="T2">#</text:span><text:span text:style-name="T6">git clone </text:span><text:a xlink:type="simple" xlink:href="https://github.com/tarungoel1995/jenkins.git" text:style-name="Internet_20_link" text:visited-style-name="Visited_20_Internet_20_Link"><text:span text:style-name="T7">https://github.com/tarungoel1995/jenkins.git</text:span></text:a></text:p>
          <text:p text:style-name="P59"><text:span text:style-name="T2"># git fetch parent master</text:span></text:p>
          <text:p text:style-name="P59"><text:span text:style-name="T2"/></text:p>
        </text:list-item>
        <text:list-item>
          <text:p text:style-name="P18">Git merge changes into your branch.</text:p>
          <text:p text:style-name="P24"># git merge parent/master </text:p>
          <text:p text:style-name="P26"># ls</text:p>
        </text:list-item>
        <text:list-item>
          <text:p text:style-name="P49"><text:span text:style-name="T2">Git pull changes from </text:span><text:span text:style-name="Strong_20_Emphasis"><text:span text:style-name="T12">parent </text:span></text:span><text:span text:style-name="T2">repo.</text:span></text:p>
          <text:p text:style-name="P60"><text:span text:style-name="T2">#added a file named yes.txt via gui in repo</text:span></text:p>
          <text:p text:style-name="P59"><text:span text:style-name="T2"># git </text:span><text:span text:style-name="T8">pull parent master</text:span></text:p>
          <text:p text:style-name="P61"><text:span text:style-name="T8"># </text:span><text:span text:style-name="T2">ls</text:span></text:p>
          <text:p text:style-name="P16"><text:span text:style-name="T2"/></text:p>
        </text:list-item>
        <text:list-item>
          <text:p text:style-name="P18">Check for difference in fetch and pull also create a solutions.md file inside attendees/assignments/day2 with steps and snapshots.</text:p>
          <text:p text:style-name="P67"><text:span text:style-name="T16">Ans :- </text:span><text:span text:style-name="T17">In the simplest terms, git pull does a git fetch followed by a git merge. You can do a git fetch at any time to update your remote-tracking branches under refs/remotes/&lt;remote&gt;/. This operation never changes any of your own local branches under refs/heads, and is safe to do without changing your working copy.</text:span></text:p>
          <text:p text:style-name="P25"># <text:span text:style-name="T41">cd /home/vagrant/jenkins/attendees/assgnments/day2</text:span></text:p>
          <text:p text:style-name="P26"># touch solutions.md </text:p>
        </text:list-item>
      </text:list>
      <text:p text:style-name="Text_20_body"/>
      <text:p text:style-name="P4">Assignment4:</text:p>
      <text:list xml:id="list639550025190733754" text:style-name="L11">
        <text:list-item>
          <text:p text:style-name="P50"><text:span text:style-name="T2">Rename remote name from </text:span><text:span text:style-name="Strong_20_Emphasis"><text:span text:style-name="T12">parent </text:span></text:span><text:span text:style-name="T2">to </text:span><text:span text:style-name="Strong_20_Emphasis"><text:span text:style-name="T12">main</text:span></text:span></text:p>
          <text:p text:style-name="P51"><text:span text:style-name="Strong_20_Emphasis"><text:span text:style-name="T15"># </text:span></text:span><text:span text:style-name="Strong_20_Emphasis"><text:span text:style-name="T9">git remote -v</text:span></text:span></text:p>
          <text:p text:style-name="P51"><text:span text:style-name="Strong_20_Emphasis"><text:span text:style-name="T14">output:-</text:span></text:span></text:p>
          <text:p text:style-name="P51"><text:span text:style-name="Strong_20_Emphasis"><text:span text:style-name="T9">origin<text:tab/>https://github.com/tarungoel1995/jenkins.git (fetch)</text:span></text:span></text:p>
          <text:p text:style-name="P51"><text:span text:style-name="Strong_20_Emphasis"><text:span text:style-name="T9">origin<text:tab/>https://github.com/tarungoel1995/jenkins.git (push)</text:span></text:span></text:p>
          <text:p text:style-name="P51"><text:span text:style-name="Strong_20_Emphasis"><text:span text:style-name="T9">parenthttps://github.com/tarungoel1995/jenkins.git (fetch)</text:span></text:span></text:p>
          <text:p text:style-name="P51"><text:span text:style-name="Strong_20_Emphasis"><text:span text:style-name="T9">parenthttps://github.com/tarungoel1995/jenkins.git (push)</text:span></text:span></text:p>
          <text:p text:style-name="P51"><text:span text:style-name="Strong_20_Emphasis"><text:span text:style-name="T9"># git remote rename parent main</text:span></text:span></text:p>
          <text:p text:style-name="P51"><text:span text:style-name="Strong_20_Emphasis"><text:span text:style-name="T9">#git remote -v</text:span></text:span></text:p>
          <text:p text:style-name="P51"><text:span text:style-name="Strong_20_Emphasis"><text:span text:style-name="T14">Output:-</text:span></text:span></text:p>
          <text:p text:style-name="P51"><text:span text:style-name="Strong_20_Emphasis"><text:span text:style-name="T9">main<text:tab/>https://github.com/tarungoel1995/jenkins.git (fetch)</text:span></text:span></text:p>
          <text:p text:style-name="P51"><text:span text:style-name="Strong_20_Emphasis"><text:span text:style-name="T9">main<text:tab/>https://github.com/tarungoel1995/jenkins.git (push)</text:span></text:span></text:p>
          <text:p text:style-name="P51"><text:span text:style-name="Strong_20_Emphasis"><text:span text:style-name="T9">origin<text:tab/>https://github.com/tarungoel1995/jenkins.git (fetch)</text:span></text:span></text:p>
          <text:p text:style-name="P51"><text:span text:style-name="Strong_20_Emphasis"><text:span text:style-name="T9">origin<text:tab/>https://github.com/tarungoel1995/jenkins.git (push)</text:span></text:span></text:p>
          <text:p text:style-name="P51"><text:soft-page-break/><text:span text:style-name="Strong_20_Emphasis"><text:span text:style-name="T9"/></text:span></text:p>
        </text:list-item>
        <text:list-item>
          <text:p text:style-name="P50"><text:span text:style-name="T2">Remove </text:span><text:span text:style-name="Strong_20_Emphasis"><text:span text:style-name="T12">main </text:span></text:span><text:span text:style-name="T2">remote.</text:span></text:p>
          <text:p text:style-name="P62"><text:span text:style-name="T2"># git remote remove main</text:span></text:p>
          <text:p text:style-name="P62"><text:span text:style-name="T2"># git remote -v</text:span></text:p>
          <text:p text:style-name="P63"><text:span text:style-name="T1">output:-</text:span></text:p>
          <text:p text:style-name="P62"><text:span text:style-name="T2">origin<text:tab/> https://github.com/tarungoel1995/jenkins.git (fetch)</text:span></text:p>
          <text:p text:style-name="P62"><text:span text:style-name="T2">origin<text:tab/> https://github.com/tarungoel1995/jenkins.git (push)</text:span></text:p>
        </text:list-item>
      </text:list>
      <text:p text:style-name="P8"/>
      <text:p text:style-name="P8"/>
      <text:p text:style-name="P5">Assignment5:</text:p>
      <text:list xml:id="list2673044302723156529" text:style-name="L15">
        <text:list-item>
          <text:p text:style-name="P20">Save your solutions.md into your repo.</text:p>
          <text:p text:style-name="P72"># git -a A</text:p>
          <text:p text:style-name="P38"># git commit -m “saving solutions.md”</text:p>
        </text:list-item>
        <text:list-item>
          <text:p text:style-name="P84"><text:span text:style-name="T2">Try to push solutions.md into </text:span><text:span text:style-name="Strong_20_Emphasis"><text:span text:style-name="T12">parent </text:span></text:span><text:span text:style-name="T2">repo.</text:span></text:p>
          <text:p text:style-name="P85"><text:span text:style-name="T1">#(Pending, still working on this)</text:span></text:p>
        </text:list-item>
        <text:list-item>
          <text:p text:style-name="P82"><text:span text:style-name="T2">Create a pull request from your repo to master of </text:span><text:span text:style-name="Strong_20_Emphasis"><text:span text:style-name="T12">parent </text:span></text:span><text:span text:style-name="T2">repo.</text:span></text:p>
          <text:p text:style-name="P83"><text:span text:style-name="T1">#(Pending, still working on this)</text:span></text:p>
          <text:p text:style-name="P83"><text:span text:style-name="T1"/></text:p>
        </text:list-item>
      </text:list>
      <text:p text:style-name="P15">Assignment6:</text:p>
      <text:list xml:id="list7843100777192716333" text:style-name="L16">
        <text:list-item>
          <text:p text:style-name="P75">Create tags in your repo. </text:p>
          <text:p text:style-name="P73"># git branch (your tag will be done on current branch)</text:p>
          <text:p text:style-name="P73"># git tag tt (tt is the tag name)</text:p>
          <text:p text:style-name="P73"/>
        </text:list-item>
        <text:list-item>
          <text:p text:style-name="P75">Push tags into remote repo. </text:p>
          <text:p text:style-name="P73"># git push origin - -tags</text:p>
          <text:p text:style-name="P73">Now you can check tags</text:p>
          <text:p text:style-name="P73"/>
        </text:list-item>
        <text:list-item>
          <text:p text:style-name="P75">Create tag on a one day old commit.</text:p>
          <text:p text:style-name="P74"># git log (search for the commit of last day)</text:p>
          <text:p text:style-name="P75"><text:span text:style-name="T64"># git tag -a ld ba67a79-m "last day commit tag"</text:span> </text:p>
          <text:p text:style-name="P75"/>
          <text:p text:style-name="P75"/>
        </text:list-item>
        <text:list-item>
          <text:p text:style-name="P75">Checkout to a tag. </text:p>
          <text:p text:style-name="P76"># git checkout ld</text:p>
          <text:p text:style-name="P76"/>
        </text:list-item>
        <text:list-item>
          <text:p text:style-name="P75">Clone a repo with tag name.</text:p>
          <text:p text:style-name="P77"># git clone --branch tt https://github.com/<text:span text:style-name="T63">tarungoel1995</text:span>/<text:span text:style-name="T63">jenkins</text:span>.git</text:p>
          <text:p text:style-name="P75"><text:s/></text:p>
        </text:list-item>
        <text:list-item>
          <text:p text:style-name="P75">Clone a repo with specific branch (other than master) </text:p>
          <text:p text:style-name="P78"><text:soft-page-break/># git clone --branch n <text:span text:style-name="T65">https://github.com/tarungoel1995/jenkins.git</text:span></text:p>
          <text:p text:style-name="P75"/>
        </text:list-item>
        <text:list-item>
          <text:p text:style-name="P9">Clone a repo on a specific commit. </text:p>
          <text:p text:style-name="P14"><text:span text:style-name="T62"># git clone </text:span><text:a xlink:type="simple" xlink:href="https://github.com/lovedeepsh/git.git" text:style-name="Internet_20_link" text:visited-style-name="Visited_20_Internet_20_Link"><text:span text:style-name="T61">https://github.com/lovedeepsh/git.git</text:span></text:a><text:span text:style-name="T61"> </text:span><text:span text:style-name="T62">&lt;commitID&gt;</text:span></text:p>
        </text:list-item>
      </text:list>
      <text:p text:style-name="Text_20_body"><text:line-break/><text:span text:style-name="T13">Assignment7:</text:span></text:p>
      <text:list xml:id="list404337916699163641" text:style-name="L13">
        <text:list-item>
          <text:p text:style-name="P19">Create git alias for different commands</text:p>
          <text:p text:style-name="P27"># cd /home/vagrant</text:p>
          <text:p text:style-name="P27"># vim .gitconfig</text:p>
          <text:p text:style-name="P27"># add </text:p>
          <text:p text:style-name="P27">[alias]</text:p>
        </text:list-item>
        <text:list-item>
          <text:p text:style-name="P27"><text:s text:c="8"/>c = commit</text:p>
        </text:list-item>
        <text:list-item>
          <text:p text:style-name="P27"><text:s text:c="8"/>st = status</text:p>
        </text:list-item>
        <text:list-item>
          <text:p text:style-name="P27"><text:s text:c="8"/>l = log</text:p>
        </text:list-item>
        <text:list-item>
          <text:p text:style-name="P27"><text:s text:c="8"/>a = add</text:p>
        </text:list-item>
        <text:list-item>
          <text:p text:style-name="P27"><text:s text:c="8"/>p = push</text:p>
          <text:p text:style-name="P28">or we can add using command also</text:p>
          <text:p text:style-name="P52"><text:span text:style-name="T10">#</text:span><text:span text:style-name="Source_20_Text"><text:span text:style-name="T24">git</text:span></text:span><text:span text:style-name="Source_20_Text"><text:span text:style-name="T26"> config --global alias.c commit</text:span></text:span></text:p>
          <text:p text:style-name="P52"><text:span text:style-name="Source_20_Text"><text:span text:style-name="T27">#</text:span></text:span><text:span text:style-name="Source_20_Text"><text:span text:style-name="T25">git</text:span></text:span><text:span text:style-name="Source_20_Text"><text:span text:style-name="T27"> config –list (to verify)</text:span></text:span></text:p>
        </text:list-item>
      </text:list>
      <text:p text:style-name="Text_20_body"/>
      <text:list xml:id="list15432099980787" text:continue-numbering="true" text:style-name="L13">
        <text:list-item>
          <text:p text:style-name="P52"><text:span text:style-name="T2">Share your aliases in attendees/assignments/day2/alias.md</text:span></text:p>
          <text:p text:style-name="P54"><text:span text:style-name="T10">link :- https://github.com/tarungoel1995/jenkins/tree/master/attendees/assignments/day2</text:span><text:line-break/></text:p>
          <text:p text:style-name="P64"><text:span text:style-name="T1">Assignment8:</text:span></text:p>
        </text:list-item>
      </text:list>
      <text:list xml:id="list297861785134191495" text:style-name="L19">
        <text:list-item>
          <text:p text:style-name="P21">A developer is working on a feature on a branch, unfortunately he/she made a wrong commit. How would he/she recover from this situation without cleaning the working directory.</text:p>
          <text:p text:style-name="P29"># git log</text:p>
          <text:p text:style-name="P29"># git checkout commit-id-of-previous-version</text:p>
          <text:p text:style-name="P29"/>
        </text:list-item>
        <text:list-item>
          <text:p text:style-name="P21">You are working on a branch of a project. After modification, you thought that these modifications are quite less important but will work on later and for the time being, you should do some other implementation on the project using other branch. Is there any way to save your previous state of modification and get back it when required?</text:p>
          <text:p text:style-name="P29"><text:span text:style-name="T40">Ans :-</text:span> Yes we can fulfill this requirement using <text:span text:style-name="T40">GIT STASH.</text:span></text:p>
        </text:list-item>
      </text:list>
      <text:p text:style-name="P55"><text:span text:style-name="T11"><text:tab/></text:span><text:span text:style-name="Source_20_Text"><text:span text:style-name="T29">git stash </text:span></text:span><text:span text:style-name="T30">temporarily </text:span><text:span text:style-name="Emphasis"><text:span text:style-name="T30">stashes</text:span></text:span><text:span text:style-name="T30"> changes you've made to your <text:tab/>working copy <text:tab/>so you can work on something else, and then come back and re-apply </text:span><text:soft-page-break/><text:span text:style-name="T30"><text:tab/>them later on. Stashing is handy if you need to quickly switch context and <text:tab/>work on something else, but you're mid-way through a code change <text:tab/>and aren't quite ready to commit.</text:span></text:p>
      <text:p text:style-name="P68"><text:span text:style-name="T31"><text:tab/></text:span><text:span text:style-name="T28">For saving</text:span></text:p>
      <text:list xml:id="list6047715796723372154" text:style-name="L21">
        <text:list-header>
          <text:p text:style-name="P69"># git stash save “any-message-you-want”</text:p>
          <text:p text:style-name="P71">For retrieving</text:p>
          <text:p text:style-name="P69"># git stash apply &lt;index-no.-of-stash-saved&gt;</text:p>
          <text:p text:style-name="P69">or</text:p>
        </text:list-header>
      </text:list>
      <text:p text:style-name="P70"><text:span text:style-name="T32"><text:tab/># git stash pop </text:span><text:span text:style-name="T33">(This will pop out the last stash)</text:span></text:p>
      <text:list xml:id="list15431695759455" text:continue-list="list297861785134191495" text:style-name="L19">
        <text:list-header>
          <text:p text:style-name="P21"/>
        </text:list-header>
        <text:list-item>
          <text:p text:style-name="P21">Try to list all the cases, where you can use checkout in GIT.</text:p>
          <text:p text:style-name="P30"><text:span text:style-name="T47"># </text:span><text:span text:style-name="T48">- </text:span><text:span text:style-name="Source_20_Text"><text:span text:style-name="T51">git checkout -b &lt;new-branch&gt;</text:span></text:span><text:span text:style-name="Source_20_Text"><text:span text:style-name="T47"> </text:span></text:span></text:p>
          <text:p text:style-name="P65"><text:span text:style-name="Source_20_Text"><text:span text:style-name="T54">This will make a new branch and also checkout in it.</text:span></text:span></text:p>
          <text:p text:style-name="P65"><text:span text:style-name="T49">- </text:span><text:span text:style-name="Source_20_Text"><text:span text:style-name="T51">git checkout &lt;branchname&gt;</text:span></text:span></text:p>
          <text:p text:style-name="P65"><text:span text:style-name="Source_20_Text"><text:span text:style-name="T54">This will checkout in already created branch.</text:span></text:span></text:p>
          <text:p text:style-name="P65"><text:span text:style-name="Source_20_Text"><text:span text:style-name="T50">- </text:span></text:span><text:span text:style-name="Source_20_Text"><text:span text:style-name="T55">git checkout - -orphan &lt;newbranch&gt;</text:span></text:span></text:p>
          <text:p text:style-name="P65"><text:span text:style-name="Source_20_Text"><text:span text:style-name="T56">This will create an orphan branch. The changes commit to this branch will have no parents and it will start a new history.</text:span></text:span></text:p>
          <text:p text:style-name="P65"><text:span text:style-name="Source_20_Text"><text:span text:style-name="T56">- </text:span></text:span><text:span text:style-name="Source_20_Text"><text:span text:style-name="T55">git checkout &lt;commit-ID&gt;</text:span></text:span></text:p>
          <text:p text:style-name="P65"><text:span text:style-name="Source_20_Text"><text:span text:style-name="T18">This will checkout to the specific commit. </text:span></text:span><text:span text:style-name="T19"><text:s/></text:span></text:p>
          <text:p text:style-name="P65"><text:span text:style-name="T19"/></text:p>
        </text:list-item>
        <text:list-item>
          <text:p text:style-name="P21">make a script in which you will pass a git repo path and it will generate a html report of last 5 days commits. html report should contain<text:line-break/>commit message<text:line-break/>commit ID<text:line-break/>author name<text:line-break/>Commit Date</text:p>
          <text:p text:style-name="P35">Script:-</text:p>
          <text:p text:style-name="P3"><text:span text:style-name="T39">#!/bin/bash</text:span></text:p>
          <text:p text:style-name="P3"><text:span text:style-name="T39">mkdir gittest.sh</text:span></text:p>
          <text:p text:style-name="P79">cd gittest.sh</text:p>
          <text:p text:style-name="P66"><text:span text:style-name="T58">sudo git clone </text:span><text:a xlink:type="simple" xlink:href="https://github.com/apache/hadoop.git" text:style-name="Internet_20_link" text:visited-style-name="Visited_20_Internet_20_Link"><text:span text:style-name="T57">https://github.com/apache/hadoop.git</text:span></text:a><text:span text:style-name="T57"> -</text:span><text:span text:style-name="T58">y</text:span></text:p>
          <text:p text:style-name="P79">sudo chmod 777 hadoop</text:p>
          <text:p text:style-name="P79">cd <text:s/>hadoop</text:p>
          <text:p text:style-name="P79">sudo git log –since=”5 days” --pretty=format:’%cd,%an,%B,%cm’ &gt; log.csv</text:p>
          <text:p text:style-name="P80"><text:span text:style-name="Source_20_Text"><text:span text:style-name="T20">cat log.csv</text:span></text:span></text:p>
          <text:p text:style-name="P56"><text:span text:style-name="Source_20_Text"><text:span text:style-name="T35">(Note:- Still not able to show the output in proper html report . Still working on that.</text:span></text:span><text:span text:style-name="Source_20_Text"><text:span text:style-name="T34">)</text:span></text:span></text:p>
          <text:p text:style-name="P56"><text:span text:style-name="Source_20_Text"><text:span text:style-name="T34"/></text:span></text:p>
          <text:p text:style-name="P37"><text:soft-page-break/><text:span text:style-name="T43"/></text:p>
        </text:list-item>
      </text:list>
      <text:list xml:id="list15430434016432" text:continue-list="list15432099980787" text:style-name="L13">
        <text:list-header>
          <text:p text:style-name="P53"><text:line-break/></text:p>
        </text:list-header>
      </text:list>
      <text:p text:style-name="Text_20_body"><text:line-break/></text:p>
      <text:p text:style-name="P81"/>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olas1" svg:font-family="Consolas, Monaco, 'Andale Mono', monospace"/>
    <style:font-face style:name="Courier" svg:font-family="Courier, serif"/>
    <style:font-face style:name="Helvetica" svg:font-family="Helvetica, sans-serif"/>
    <style:font-face style:name="Nimbus" svg:font-family="Nimbus, Monaco,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Helvetica1" svg:font-family="Helvetica, sans-serif" style:font-family-generic="swiss"/>
    <style:font-face style:name="apple-system1"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1:36:06.097273542</meta:creation-date>
    <dc:date>2018-05-30T01:54:29.741363537</dc:date>
    <meta:editing-duration>PT52M50S</meta:editing-duration>
    <meta:editing-cycles>8</meta:editing-cycles>
    <meta:generator>LibreOffice/5.1.6.2$Linux_X86_64 LibreOffice_project/10m0$Build-2</meta:generator>
    <meta:document-statistic meta:table-count="0" meta:image-count="0" meta:object-count="0" meta:page-count="7" meta:paragraph-count="207" meta:word-count="1291" meta:character-count="7663" meta:non-whitespace-character-count="6648"/>
  </office:meta>
</office:document-meta>
</file>